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2.17<text:line-break/>problem 2.18<text:line-break/>problem 2.19<text:line-break/>problem 2.20<text:line-break/><text:line-break/>problem 5.8<text:line-break/>problem 5.9<text:line-break/><text:line-break/>problem 6.12<text:line-break/>problem 6.13<text:line-break/>problem 6.14<text:line-break/>problem 6.15<text:line-break/>problem 6.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</meta:initial-creator>
    <meta:creation-date>2013-01-29T10:57:36</meta:creation-date>
    <dc:date>2013-01-29T10:58:00</dc:date>
    <dc:creator>eric </dc:creator>
    <meta:editing-duration>P0D</meta:editing-duration>
    <meta:editing-cycles>1</meta:editing-cycles>
    <meta:document-statistic meta:table-count="0" meta:image-count="0" meta:object-count="0" meta:page-count="1" meta:paragraph-count="1" meta:word-count="22" meta:character-count="142" meta:non-whitespace-character-count="119"/>
    <meta:generator>LibreOffice/3.5$Linux_X86_64 LibreOffice_project/350m1$Build-2</meta:generator>
  </office:meta>
</office:document-meta>
</file>